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xceptionFormatter.discoverRootCause(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ExceptionFormatter.addStackTrace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ExceptionFormatter.format( String message , Throwable t , boolean includeStackTr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mlExceptionFormatter.hasRootCause(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